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Ogłaszamy</text:span><text:span text:style-name="T1"><text:line-break/></text:span><text:span text:style-name="T1">Królestwo </text:span><text:span text:style-name="T1">Boże w nas /x2</text:span><text:span text:style-name="T1"><text:line-break/></text:span><text:span text:style-name="T1"><text:line-break/></text:span><text:span text:style-name="T1">Wśród nas jest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Głusi znów słyszą,</text:span><text:span text:style-name="T1"><text:line-break/></text:span><text:span text:style-name="T1">niewidomi widzą,</text:span><text:span text:style-name="T1"><text:line-break/></text:span><text:span text:style-name="T1">Zmarli powstają, </text:span><text:span text:style-name="T1">by żyć.</text:span><text:span text:style-name="T1"><text:line-break/></text:span><text:span text:style-name="T1">Ubogim głosimy</text:span><text:span text:style-name="T1"><text:line-break/></text:span><text:span text:style-name="T1">tę Dobrą Nowinę:</text:span><text:span text:style-name="T1"><text:line-break/></text:span><text:span text:style-name="T1">Jezus jest królem!</text:span><text:span text:style-name="T1"><text:line-break/></text:span><text:span text:style-name="T1">Ame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7:14:37</meta:creation-date>
    <dc:creator>Rafał Talacha</dc:creator>
    <dc:date>2009-01-27T11:32:35</dc:date>
    <dc:language>pl-PL</dc:language>
    <meta:editing-cycles>6</meta:editing-cycles>
    <meta:editing-duration>PT2M16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